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9cm" svg:height="8.999cm" svg:x="6.144cm" svg:y="3.4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meta>
    <meta:creation-date>2020-05-15T09:34:25.843000000</meta:creation-date>
    <dc:date>2020-05-15T09:36:51.313000000</dc:date>
    <meta:editing-duration>PT2M27S</meta:editing-duration>
    <meta:editing-cycles>2</meta:editing-cycles>
    <meta:generator>LibreOfficeDev/7.0.0.0.alpha1$Windows_X86_64 LibreOffice_project/6da4777b647157aa7ed65e271778bb00373098a0</meta:generator>
    <meta:document-statistic meta:object-count="2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gradient" draw:fill-color="#e6e6e6" draw:fill-gradient-name="ChartGradient_20_2" draw:gradient-step-count="64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0.32cm" svg:y="0.18cm" svg:width="15.36cm" svg:height="8.64cm">
          <chartooo:coordinate-region svg:x="0.959cm" svg:y="0.375cm" svg:width="14.721cm" svg:height="7.806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2">
  <office:meta>
    <meta:generator>LibreOfficeDev/7.0.0.0.alpha1$Windows_X86_64 LibreOffice_project/6da4777b647157aa7ed65e271778bb00373098a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2">
  <office:styles>
    <draw:gradient draw:name="ChartGradient_20_1" draw:display-name="ChartGradient 1" draw:style="ellipsoid" draw:cx="0%" draw:cy="0%" draw:start-color="#dde8cb" draw:end-color="#ffd7d7" draw:start-intensity="100%" draw:end-intensity="100%" draw:angle="300" draw:border="0%"/>
    <draw:gradient draw:name="ChartGradient_20_2" draw:display-name="ChartGradient 2" draw:style="ellipsoid" draw:cx="50%" draw:cy="49%" draw:start-color="#dde8cb" draw:end-color="#ffd7d7" draw:start-intensity="100%" draw:end-intensity="100%" draw:angle="300" draw:border="0%"/>
  </office:styles>
</office:document-styles>
</file>